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2cm" svg:height="0.635cm" svg:x="2.345cm" svg:y="8.5cm">
          <text:p text:style-name="P2"/>
        </draw:rect>
        <draw:line draw:style-name="gr2" draw:text-style-name="P1" draw:layer="layout" svg:x1="2.728cm" svg:y1="8.827cm" svg:x2="3.185cm" svg:y2="8.827cm">
          <text:p text:style-name="P2"/>
        </draw:line>
        <draw:line draw:style-name="gr2" draw:text-style-name="P1" draw:layer="layout" svg:x1="2.94cm" svg:y1="8.6cm" svg:x2="2.94cm" svg:y2="9.057cm">
          <text:p text:style-name="P2"/>
        </draw:line>
        <draw:line draw:style-name="gr2" draw:text-style-name="P1" draw:layer="layout" svg:x1="3.429cm" svg:y1="8.828cm" svg:x2="3.886cm" svg:y2="8.828cm">
          <text:p text:style-name="P2"/>
        </draw:line>
        <draw:line draw:style-name="gr2" draw:text-style-name="P1" draw:layer="layout" svg:x1="3.641cm" svg:y1="8.601cm" svg:x2="3.641cm" svg:y2="9.058cm">
          <text:p text:style-name="P2"/>
        </draw:line>
        <draw:line draw:style-name="gr2" draw:text-style-name="P1" draw:layer="layout" svg:x1="4.129cm" svg:y1="8.828cm" svg:x2="4.586cm" svg:y2="8.828cm">
          <text:p text:style-name="P2"/>
        </draw:line>
        <draw:line draw:style-name="gr2" draw:text-style-name="P1" draw:layer="layout" svg:x1="4.341cm" svg:y1="8.601cm" svg:x2="4.341cm" svg:y2="9.058cm">
          <text:p text:style-name="P2"/>
        </draw:line>
        <draw:line draw:style-name="gr2" draw:text-style-name="P1" draw:layer="layout" svg:x1="4.829cm" svg:y1="8.828cm" svg:x2="5.286cm" svg:y2="8.828cm">
          <text:p text:style-name="P2"/>
        </draw:line>
        <draw:line draw:style-name="gr2" draw:text-style-name="P1" draw:layer="layout" svg:x1="5.041cm" svg:y1="8.601cm" svg:x2="5.041cm" svg:y2="9.058cm">
          <text:p text:style-name="P2"/>
        </draw:line>
        <draw:line draw:style-name="gr2" draw:text-style-name="P1" draw:layer="layout" svg:x1="5.529cm" svg:y1="8.828cm" svg:x2="5.986cm" svg:y2="8.828cm">
          <text:p text:style-name="P2"/>
        </draw:line>
        <draw:line draw:style-name="gr2" draw:text-style-name="P1" draw:layer="layout" svg:x1="5.741cm" svg:y1="8.601cm" svg:x2="5.741cm" svg:y2="9.058cm">
          <text:p text:style-name="P2"/>
        </draw:line>
        <draw:line draw:style-name="gr2" draw:text-style-name="P1" draw:layer="layout" svg:x1="6.229cm" svg:y1="8.828cm" svg:x2="6.686cm" svg:y2="8.828cm">
          <text:p text:style-name="P2"/>
        </draw:line>
        <draw:line draw:style-name="gr2" draw:text-style-name="P1" draw:layer="layout" svg:x1="6.441cm" svg:y1="8.601cm" svg:x2="6.441cm" svg:y2="9.058cm">
          <text:p text:style-name="P2"/>
        </draw:line>
        <draw:line draw:style-name="gr2" draw:text-style-name="P1" draw:layer="layout" svg:x1="6.929cm" svg:y1="8.828cm" svg:x2="7.386cm" svg:y2="8.828cm">
          <text:p text:style-name="P2"/>
        </draw:line>
        <draw:line draw:style-name="gr2" draw:text-style-name="P1" draw:layer="layout" svg:x1="7.141cm" svg:y1="8.601cm" svg:x2="7.141cm" svg:y2="9.058cm">
          <text:p text:style-name="P2"/>
        </draw:line>
        <draw:line draw:style-name="gr2" draw:text-style-name="P1" draw:layer="layout" svg:x1="7.63cm" svg:y1="8.829cm" svg:x2="8.087cm" svg:y2="8.829cm">
          <text:p text:style-name="P2"/>
        </draw:line>
        <draw:line draw:style-name="gr2" draw:text-style-name="P1" draw:layer="layout" svg:x1="7.842cm" svg:y1="8.602cm" svg:x2="7.842cm" svg:y2="9.059cm">
          <text:p text:style-name="P2"/>
        </draw:line>
        <draw:line draw:style-name="gr2" draw:text-style-name="P1" draw:layer="layout" svg:x1="8.33cm" svg:y1="8.829cm" svg:x2="8.787cm" svg:y2="8.829cm">
          <text:p text:style-name="P2"/>
        </draw:line>
        <draw:line draw:style-name="gr2" draw:text-style-name="P1" draw:layer="layout" svg:x1="8.542cm" svg:y1="8.602cm" svg:x2="8.542cm" svg:y2="9.059cm">
          <text:p text:style-name="P2"/>
        </draw:line>
        <draw:line draw:style-name="gr2" draw:text-style-name="P1" draw:layer="layout" svg:x1="9.03cm" svg:y1="8.829cm" svg:x2="9.487cm" svg:y2="8.829cm">
          <text:p text:style-name="P2"/>
        </draw:line>
        <draw:line draw:style-name="gr2" draw:text-style-name="P1" draw:layer="layout" svg:x1="9.242cm" svg:y1="8.602cm" svg:x2="9.242cm" svg:y2="9.059cm">
          <text:p text:style-name="P2"/>
        </draw:line>
        <draw:line draw:style-name="gr2" draw:text-style-name="P1" draw:layer="layout" svg:x1="6.15cm" svg:y1="2.785cm" svg:x2="6.15cm" svg:y2="8.835cm">
          <text:p text:style-name="P2"/>
        </draw:line>
        <draw:line draw:style-name="gr2" draw:text-style-name="P1" draw:layer="layout" svg:x1="8.055cm" svg:y1="8.2cm" svg:x2="8.055cm" svg:y2="9.47cm">
          <text:p text:style-name="P2"/>
        </draw:line>
        <draw:line draw:style-name="gr2" draw:text-style-name="P1" draw:layer="layout" svg:x1="8.955cm" svg:y1="8.2cm" svg:x2="8.955cm" svg:y2="9.47cm">
          <text:p text:style-name="P2"/>
        </draw:line>
        <draw:rect draw:style-name="gr2" draw:text-style-name="P1" draw:layer="layout" svg:width="0.711cm" svg:height="0.508cm" svg:x="8.157cm" svg:y="8.551cm">
          <text:p text:style-name="P2"/>
        </draw:rect>
        <draw:line draw:style-name="gr3" draw:text-style-name="P1" draw:layer="layout" svg:x1="6.304cm" svg:y1="9.47cm" svg:x2="7.955cm" svg:y2="9.47cm">
          <text:p text:style-name="P2"/>
        </draw:line>
        <draw:line draw:style-name="gr2" draw:text-style-name="P1" draw:layer="layout" svg:x1="9.96cm" svg:y1="8.835cm" svg:x2="13.008cm" svg:y2="8.835cm">
          <text:p text:style-name="P2"/>
        </draw:line>
        <draw:circle draw:style-name="gr4" draw:text-style-name="P1" draw:layer="layout" svg:width="0.254cm" svg:height="0.254cm" svg:x="3.698cm" svg:y="4.338cm">
          <text:p text:style-name="P2"/>
        </draw:circle>
        <draw:frame draw:style-name="gr5" draw:text-style-name="P2" draw:layer="layout" svg:width="2.54cm" svg:height="1.27cm" svg:x="2.64cm" svg:y="3.275cm">
          <draw:text-box>
            <text:p text:style-name="P2">P(x,y)</text:p>
          </draw:text-box>
        </draw:frame>
        <draw:line draw:style-name="gr3" draw:text-style-name="P1" draw:layer="layout" svg:x1="6.305cm" svg:y1="9.47cm" svg:x2="7.956cm" svg:y2="9.47cm">
          <text:p text:style-name="P2"/>
        </draw:line>
        <draw:line draw:style-name="gr3" draw:text-style-name="P1" draw:layer="layout" svg:x1="8.055cm" svg:y1="9.47cm" svg:x2="9.071cm" svg:y2="9.47cm">
          <text:p text:style-name="P2"/>
        </draw:line>
        <draw:frame draw:style-name="gr6" draw:layer="layout" svg:width="0.862cm" svg:height="1.001cm" svg:x="13.27cm" svg:y="8.3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904cm" svg:height="1.001cm" svg:x="5.781cm" svg:y="1.6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889cm" svg:height="1cm" svg:x="2.54cm" svg:y="5.7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793cm" svg:height="1.001cm" svg:x="6.685cm" svg:y="9.60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1.209cm" svg:height="1.001cm" svg:x="7.855cm" svg:y="9.6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944cm" svg:height="1.001cm" svg:x="9.733cm" svg:y="7.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1.608cm" svg:height="1.001cm" svg:x="1.531cm" svg:y="7.3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" draw:text-style-name="P1" draw:layer="layout" svg:x1="3.81cm" svg:y1="4.445cm" svg:x2="3.81cm" svg:y2="8.89cm">
          <text:p text:style-name="P2"/>
        </draw:line>
        <draw:line draw:style-name="gr3" draw:text-style-name="P1" draw:layer="layout" svg:x1="3.906cm" svg:y1="9.47cm" svg:x2="6.192cm" svg:y2="9.47cm">
          <text:p text:style-name="P2"/>
        </draw:line>
        <draw:frame draw:style-name="gr6" draw:layer="layout" svg:width="0.861cm" svg:height="1.001cm" svg:x="4.586cm" svg:y="9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7" draw:text-style-name="P1" draw:layer="layout" svg:x1="6.15cm" svg:y1="8.828cm" svg:x2="3.81cm" svg:y2="4.445cm">
          <text:p text:style-name="P2"/>
        </draw:line>
        <draw:frame draw:style-name="gr6" draw:layer="layout" svg:width="0.763cm" svg:height="1cm" svg:x="5.08cm" svg:y="5.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7" draw:text-style-name="P1" draw:layer="layout" svg:x1="6.35cm" svg:y1="8.89cm" svg:x2="8.255cm" svg:y2="8.89cm">
          <text:p text:style-name="P2"/>
        </draw:line>
        <draw:frame draw:style-name="gr6" draw:layer="layout" svg:width="1.085cm" svg:height="0.999cm" svg:x="6.857cm" svg:y="7.45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Ben</meta:initial-creator>
    <meta:creation-date>2006-09-21T10:43:46</meta:creation-date>
    <dc:creator>Ben</dc:creator>
    <dc:date>2008-09-09T09:26:18</dc:date>
    <dc:language>en-US</dc:language>
    <meta:editing-cycles>7</meta:editing-cycles>
    <meta:editing-duration>PT46M57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r</math:mi>
      <math:mi>'</math:mi>
    </math:mrow>
    <math:annotation math:encoding="StarMath 5.0">r'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</math:mo>
    </math:mover>
    <math:annotation math:encoding="StarMath 5.0">hat x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</math:mo>
    </math:mover>
    <math:annotation math:encoding="StarMath 5.0">hat y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 math:fontstyle="italic">ds</math:mi>
    <math:annotation math:encoding="StarMath 5.0">d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L</math:mi>
    </math:mrow>
    <math:annotation math:encoding="StarMath 5.0">-L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